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9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MUÑOZ SILVA, WILMER HUMBERT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27296334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LA MERCED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97078984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ALLPACCA SUAQUITA, PAUL ANTHONY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2152515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49 102 71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0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3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30</text:p>
            <text:p text:style-name="P8"/>
          </table:table-cell>
        </table:table-row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9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190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4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82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7/08/2021</text:p>
          </table:table-cell>
          <table:table-cell table:style-name="Tabla2.A3" office:value-type="string">
            <text:p text:style-name="P16">801797</text:p>
          </table:table-cell>
          <table:table-cell table:style-name="Tabla2.D3" office:value-type="string">
            <text:p text:style-name="P17">82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8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15:48:49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